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style:style style:name="P3" style:family="paragraph" style:parent-style-name="Standard" style:list-style-name="">
      <style:paragraph-properties style:text-autospace="none"/>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fo:font-style="normal" fo:font-weight="normal" style:font-name-asian="Segoe UI" style:font-size-asian="11pt" style:font-style-asian="normal" style:font-weight-asian="normal" style:font-name-complex="Segoe UI" style:font-size-complex="11pt" style:font-style-complex="normal" style:font-weight-complex="normal"/>
    </style:style>
    <style:style style:name="T3"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4"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5"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ian persecution</text:p>
      <text:p text:style-name="P1"/>
      <text:p text:style-name="P1"><text:a xlink:type="simple" xlink:href="https://www.vaticannews.va/en/church/news/2023-04/over-50000-christians-killed-in-nigeria-by-islamist-extremists.html" text:style-name="Internet_20_link" text:visited-style-name="Visited_20_Internet_20_Link">Over 50,000 Christians killed in Nigeria by Islamist extremists - Vatican News</text:a> </text:p>
      <text:p text:style-name="P1"/>
      <text:p text:style-name="P1">One only has to surf the net to find out the horrific news about the mindless slaughter of Christians in places like Nigeria by Muslims. What would happen one wonders if 50000 Muslims were slaughtered? </text:p>
      <text:p text:style-name="P1"/>
      <text:p text:style-name="P1">Proverbs 24</text:p>
      <text:p text:style-name="P1"><text:span text:style-name="T1">11 ¶ </text:span><text:span text:style-name="T3"><text:s/>If thou forbear to deliver </text:span><text:span text:style-name="T4">them that are</text:span><text:span text:style-name="T5"> drawn unto death, and </text:span><text:span text:style-name="T4">those that are</text:span><text:span text:style-name="T5"> ready to be slain;</text:span></text:p>
      <text:p text:style-name="P3"><text:span text:style-name="T2">12 </text:span><text:span text:style-name="T5"><text:s/>If thou sayest, Behold, we knew it not; doth not he that pondereth the heart consider </text:span><text:span text:style-name="T4">it</text:span><text:span text:style-name="T5">? and he that keepeth thy soul, doth </text:span><text:span text:style-name="T4">not</text:span><text:span text:style-name="T5"> he know </text:span><text:span text:style-name="T4">it</text:span><text:span text:style-name="T5">? and shall </text:span><text:span text:style-name="T4">not</text:span><text:span text:style-name="T5"> he render to </text:span><text:span text:style-name="T4">every</text:span><text:span text:style-name="T5"> man according to his works?</text:span></text:p>
      <text:p text:style-name="P3"><text:span text:style-name="T5"/></text:p>
      <text:p text:style-name="P3"><text:span text:style-name="T5">What is the solution for the murderous death cult that is called Isla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21T13:12:20.92</meta:creation-date>
    <dc:date>2025-04-21T13:26:24.42</dc:date>
    <meta:editing-duration>PT5M50S</meta:editing-duration>
    <meta:editing-cycles>2</meta:editing-cycles>
    <meta:generator>OpenOffice/4.1.15$Win32 OpenOffice.org_project/4115m2$Build-9813</meta:generator>
    <meta:document-statistic meta:table-count="0" meta:image-count="0" meta:object-count="0" meta:page-count="1" meta:paragraph-count="7" meta:word-count="126" meta:character-count="692"/>
  </office:meta>
</office:document-meta>
</file>